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54in"/>
    </style:style>
    <style:style style:name="co2" style:family="table-column">
      <style:table-column-properties fo:break-before="auto" style:column-width="0.2791in"/>
    </style:style>
    <style:style style:name="co3" style:family="table-column">
      <style:table-column-properties fo:break-before="auto" style:column-width="0.6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K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POINT (83.1005244239041 54.836254980935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 (30.3305849266054 59.9194306299746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 (87.6460723705735 51.7428553267929)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NT (108.012980506608 53.2580289077177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INT (-49.2816771041071 -25.4264590079913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INT (-38.5092834564486 -3.75075475118079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INT (144.829434944646 -38.052090458712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INT (-80.0976946316731 52.8312951903675)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2T20:19:20.378691688</dc:date>
    <meta:editing-duration>PT20S</meta:editing-duration>
    <meta:editing-cycles>1</meta:editing-cycles>
    <meta:generator>LibreOffice/6.4.7.2$Linux_X86_64 LibreOffice_project/40$Build-2</meta:generator>
    <meta:document-statistic meta:table-count="1" meta:cell-count="22" meta:object-count="0"/>
  </office:meta>
</office:document-meta>
</file>